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ody {</text:p>
      <text:p text:style-name="Normal"><text:s text:c="2"/>font-family: 'Arial Rounded MT Bold', sans-serif;</text:p>
      <text:p text:style-name="Normal"><text:s text:c="2"/>background-image: url('https://images.unsplash.com/photo-1566041510394-cf7c8fe21800?ixlib=rb-1.2.1&amp;ixid=MXwxMjA3fDB8MHxzZWFyY2h8MTh8fG1hcmJsZSUyMHdoaXRlfGVufDB8fDB8&amp;auto=format&amp;fit=crop&amp;w=800&amp;q=60 ');</text:p>
      <text:p text:style-name="Normal">}</text:p>
      <text:p text:style-name="Normal"><text:s/></text:p>
      <text:p text:style-name="Normal">header {</text:p>
      <text:p text:style-name="Normal"><text:s text:c="2"/>padding: 30px 0;</text:p>
      <text:p text:style-name="Normal"><text:s text:c="2"/>font-size: 15px</text:p>
      <text:p text:style-name="Normal">}</text:p>
      <text:p text:style-name="Normal"><text:s/></text:p>
      <text:p text:style-name="Normal"><text:s/></text:p>
      <text:p text:style-name="Normal">header .row,</text:p>
      <text:p text:style-name="Normal">footer .row {</text:p>
      <text:p text:style-name="Normal"><text:s text:c="2"/>display: flex;</text:p>
      <text:p text:style-name="Normal"><text:s text:c="2"/>align-items: center;</text:p>
      <text:p text:style-name="Normal">}</text:p>
      <text:p text:style-name="Normal"><text:s/></text:p>
      <text:p text:style-name="Normal">h1 {</text:p>
      <text:p text:style-name="Normal"><text:s text:c="2"/>font-weight: 700;</text:p>
      <text:p text:style-name="Normal"><text:s text:c="2"/>margin: 0;</text:p>
      <text:p text:style-name="Normal">}</text:p>
      <text:p text:style-name="Normal"><text:s/></text:p>
      <text:p text:style-name="Normal">nav {</text:p>
      <text:p text:style-name="Normal"><text:s text:c="2"/>display: flex;</text:p>
      <text:p text:style-name="Normal"><text:s text:c="2"/>justify-content: flex-end;</text:p>
      <text:p text:style-name="Normal"><text:s text:c="2"/>margin-top: 30px;</text:p>
      <text:p text:style-name="Normal">}</text:p>
      <text:p text:style-name="Normal"><text:s/></text:p>
      <text:p text:style-name="Normal">a {</text:p>
      <text:p text:style-name="Normal"><text:s text:c="2"/>padding: 0 20px;</text:p>
      <text:p text:style-name="Normal"><text:s text:c="2"/>margin: 0;</text:p>
      <text:p text:style-name="Normal">}</text:p>
      <text:p text:style-name="Normal"><text:s/></text:p>
      <text:p text:style-name="Normal">.jumbotron {</text:p>
      <text:p text:style-name="Normal"><text:s text:c="2"/>display: flex;</text:p>
      <text:p text:style-name="Normal"><text:s text:c="2"/>align-items: center;</text:p>
      <text:p text:style-name="Normal"><text:s text:c="2"/>background-image: url('https://images.unsplash.com/photo-1590502593747-42a996133562?ixid=MXwxMjA3fDB8MHxzZWFyY2h8M3x8bGVtb258ZW58MHx8MHw%3D&amp;ixlib=rb-1.2.1&amp;auto=format&amp;fit=crop&amp;w=800&amp;q=60 ');</text:p>
      <text:p text:style-name="Normal"><text:s text:c="2"/>background-size: cover;</text:p>
      <text:p text:style-name="Normal"><text:s text:c="2"/>color: #ffffff;</text:p>
      <text:p text:style-name="Normal"><text:s text:c="2"/>height: 400px;</text:p>
      <text:p text:style-name="Normal">}</text:p>
      <text:p text:style-name="Normal"><text:s/></text:p>
      <text:p text:style-name="Normal">.jumbotron h2 {</text:p>
      <text:p text:style-name="Normal"><text:s text:c="2"/>font-size: 60px;</text:p>
      <text:p text:style-name="Normal"><text:s text:c="2"/>font-weight: 700;</text:p>
      <text:p text:style-name="Normal"><text:s text:c="2"/>margin: 0;</text:p>
      <text:p text:style-name="Normal"><text:s text:c="2"/>color: #fff;</text:p>
      <text:p text:style-name="Normal">}</text:p>
      <text:p text:style-name="Normal"><text:s/></text:p>
      <text:p text:style-name="Normal">.jumbotron h3 {</text:p>
      <text:p text:style-name="Normal"><text:s text:c="2"/>margin: 0 0 30px;</text:p>
      <text:p text:style-name="Normal"><text:s text:c="2"/>color: #fff;</text:p>
      <text:p text:style-name="Normal">}</text:p>
      <text:p text:style-name="Normal"><text:s/></text:p>
      <text:p text:style-name="Normal">section .row img {</text:p>
      <text:p text:style-name="Normal"><text:s text:c="2"/>margin: 0 0 20px;</text:p>
      <text:p text:style-name="Normal"><text:s text:c="2"/>width: 100%;</text:p>
      <text:p text:style-name="Normal">}</text:p>
      <text:p text:style-name="Normal"><text:s/></text:p>
      <text:p text:style-name="Normal">.col-md-6 {</text:p>
      <text:p text:style-name="Normal"><text:s text:c="2"/>margin: 0 0 30px;</text:p>
      <text:p text:style-name="Normal">}</text:p>
      <text:p text:style-name="Normal"><text:s/></text:p>
      <text:p text:style-name="Normal">.btn.btn-primary {</text:p>
      <text:p text:style-name="Normal"><text:s text:c="2"/>border-radius: 2px;</text:p>
      <text:p text:style-name="Normal"><text:s text:c="2"/>border: 0px;</text:p>
      <text:p text:style-name="Normal"><text:s text:c="2"/>color: #purple;</text:p>
      <text:p text:style-name="Normal"><text:s text:c="2"/>background-color: #ffffff;</text:p>
      <text:p text:style-name="Normal">}</text:p>
      <text:p text:style-name="Normal"><text:s/></text:p>
      <text:p text:style-name="Normal">.btn.btn-primary:hover {</text:p>
      <text:p text:style-name="Normal"><text:s text:c="2"/>color: #ffffff;</text:p>
      <text:p text:style-name="Normal"><text:s text:c="2"/>background-color: #fbd1d5;</text:p>
      <text:p text:style-name="Normal">}</text:p>
      <text:p text:style-name="Normal"><text:s/></text:p>
      <text:p text:style-name="Normal">.btn-secondary {</text:p>
      <text:p text:style-name="Normal"><text:s text:c="2"/>background-color: #2a70e0;</text:p>
      <text:p text:style-name="Normal"><text:s text:c="2"/>color: #ffffff;</text:p>
      <text:p text:style-name="Normal"><text:s text:c="2"/>margin: 0 0 30px;</text:p>
      <text:p text:style-name="Normal">}</text:p>
      <text:p text:style-name="Normal"><text:s/></text:p>
      <text:p text:style-name="Normal">.portrait {</text:p>
      <text:p text:style-name="Normal"><text:s text:c="2"/>width: <text:s/>350px;</text:p>
      <text:p text:style-name="Normal"><text:s text:c="2"/>height: 300px;</text:p>
      <text:p text:style-name="Normal">}</text:p>
      <text:p text:style-name="Normal"><text:s/></text:p>
      <text:p text:style-name="Normal">figure img {</text:p>
      <text:p text:style-name="Normal"><text:s text:c="2"/>width: 100%;</text:p>
      <text:p text:style-name="Normal"><text:s text:c="2"/>height: auto;</text:p>
      <text:p text:style-name="Normal">}</text:p>
      <text:p text:style-name="Normal"><text:s/></text:p>
      <text:p text:style-name="Normal">figure {</text:p>
      <text:p text:style-name="Normal"><text:s text:c="2"/>margin-bottom: 30px;</text:p>
      <text:p text:style-name="Normal">}</text:p>
      <text:p text:style-name="Normal"><text:s/></text:p>
      <text:p text:style-name="Normal">footer {</text:p>
      <text:p text:style-name="Normal"><text:s text:c="2"/>font-size: 12px;</text:p>
      <text:p text:style-name="Normal"><text:s text:c="2"/>padding: 20px 0;</text:p>
      <text:p text:style-name="Normal">}</text:p>
      <text:p text:style-name="Normal"><text:s/></text:p>
      <text:p text:style-name="Normal">footer .col-sm-4 {</text:p>
      <text:p text:style-name="Normal"><text:s text:c="2"/>display: flex;</text:p>
      <text:p text:style-name="Normal"><text:s text:c="2"/>justify-content: flex-end;</text:p>
      <text:p text:style-name="Normal"><text:s text:c="2"/>margin-bottom: 100px</text:p>
      <text:p text:style-name="Normal">}</text:p>
      <text:p text:style-name="Normal"><text:s/></text:p>
      <text:p text:style-name="Normal">footer ul {</text:p>
      <text:p text:style-name="Normal"><text:s text:c="2"/>list-style: none;</text:p>
      <text:p text:style-name="Normal">}</text:p>
      <text:p text:style-name="Normal"><text:s/></text:p>
      <text:p text:style-name="Normal">footer .col-sm-2 {</text:p>
      <text:p text:style-name="Normal"><text:s text:c="2"/>display: flex;</text:p>
      <text:p text:style-name="Normal"><text:s text:c="2"/>flex-direction: inline;</text:p>
      <text:p text:style-name="Normal">}</text:p>
      <text:p text:style-name="Normal"><text:s/></text:p>
      <text:p text:style-name="Normal">.container h4 {</text:p>
      <text:p text:style-name="Normal"><text:s text:c="2"/>color: rgb(253,233,224);</text:p>
      <text:p text:style-name="Normal"><text:s text:c="2"/>background-color: rgb(257,138,95);</text:p>
      <text:p text:style-name="Normal">}</text:p>
      <text:p text:style-name="Normal"><text:s/></text:p>
      <text:p text:style-name="Normal">.container h5 {</text:p>
      <text:p text:style-name="Normal"><text:s text:c="2"/>color: rgb(190,85,0);</text:p>
      <text:p text:style-name="Normal">}</text:p>
      <text:p text:style-name="Normal"><text:s/></text:p>
      <text:p text:style-name="Normal">.container li {</text:p>
      <text:p text:style-name="Normal"><text:s text:c="2"/>margin-bottom: 10px</text:p>
      <text:p text:style-name="Normal">}</text:p>
      <text:p text:style-name="Normal"><text:s/></text:p>
      <text:p text:style-name="Normal">header .col-sm-14 a {</text:p>
      <text:p text:style-name="Normal"><text:s text:c="2"/>color: rgb(200,173,127) ;<text:s/></text:p>
      <text:p text:style-name="Normal">}</text:p>
      <text:p text:style-name="Normal"><text:s/></text:p>
      <text:p text:style-name="Normal">footer .col-sm-2 a {</text:p>
      <text:p text:style-name="Normal"><text:s text:c="2"/>color: rgb(200,173,127)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mine Boutaghat-Matagne</meta:initial-creator>
    <dc:creator>Jasmine Boutaghat-Matagne</dc:creator>
    <meta:creation-date>2021-03-26T11:29:00Z</meta:creation-date>
    <dc:date>2021-03-26T11:29:00Z</dc:date>
    <meta:template xlink:href="Normal.dotm" xlink:type="simple"/>
    <meta:editing-cycles>1</meta:editing-cycles>
    <meta:editing-duration>PT0S</meta:editing-duration>
    <meta:document-statistic meta:page-count="1" meta:paragraph-count="4" meta:word-count="310" meta:character-count="2015" meta:row-count="14" meta:non-whitespace-character-count="1709"/>
  </office:meta>
</office:document-meta>
</file>